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27.693cm" fo:break-before="page" table:align="left"/>
    </style:style>
    <style:style style:name="Tableau3.A" style:family="table-column">
      <style:table-column-properties style:column-width="2.91cm"/>
    </style:style>
    <style:style style:name="Tableau3.B" style:family="table-column">
      <style:table-column-properties style:column-width="10.98cm"/>
    </style:style>
    <style:style style:name="Tableau3.C" style:family="table-column">
      <style:table-column-properties style:column-width="6.505cm"/>
    </style:style>
    <style:style style:name="Tableau3.D" style:family="table-column">
      <style:table-column-properties style:column-width="4.013cm"/>
    </style:style>
    <style:style style:name="Tableau3.E" style:family="table-column">
      <style:table-column-properties style:column-width="3.284cm"/>
    </style:style>
    <style:style style:name="Tableau3.A1" style:family="table-cell">
      <style:table-cell-properties fo:background-color="#c0c0c0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none" fo:border-top="none" fo:border-bottom="0.05pt solid #000000"/>
    </style:style>
    <style:style style:name="Tableau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none" fo:border-top="none" fo:border-bottom="0.05pt solid #000000"/>
    </style:style>
    <style:style style:name="Tableau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none" fo:border-top="none" fo:border-bottom="0.05pt solid #000000"/>
    </style:style>
    <style:style style:name="Tableau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none" fo:border-top="none" fo:border-bottom="0.05pt solid #000000"/>
    </style:style>
    <style:style style:name="Tableau3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28a9e"/>
    </style:style>
    <style:style style:name="P2" style:family="paragraph" style:parent-style-name="Standard">
      <style:text-properties fo:font-style="normal" fo:font-weight="bold" officeooo:rsid="0027e174" officeooo:paragraph-rsid="0027e174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46009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5a38b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2c5cd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officeooo:rsid="00047028" officeooo:paragraph-rsid="00228a9e"/>
    </style:style>
    <style:style style:name="P7" style:family="paragraph" style:parent-style-name="Table_20_Contents">
      <style:text-properties officeooo:rsid="00047028" officeooo:paragraph-rsid="00228a9e"/>
    </style:style>
    <style:style style:name="P8" style:family="paragraph" style:parent-style-name="Table_20_Contents">
      <style:text-properties fo:font-size="11pt" officeooo:rsid="0015a38b" officeooo:paragraph-rsid="00228a9e" style:font-size-asian="11pt" style:font-size-complex="11pt"/>
    </style:style>
    <style:style style:name="P9" style:family="paragraph" style:parent-style-name="Table_20_Contents">
      <style:text-properties fo:font-size="11pt" officeooo:rsid="00146009" officeooo:paragraph-rsid="00228a9e" style:font-size-asian="11pt" style:font-size-complex="11pt"/>
    </style:style>
    <style:style style:name="P10" style:family="paragraph" style:parent-style-name="Table_20_Contents">
      <style:text-properties fo:font-size="11pt" officeooo:rsid="000f91e2" officeooo:paragraph-rsid="00228a9e" style:font-size-asian="11pt" style:font-size-complex="11pt"/>
    </style:style>
    <style:style style:name="P11" style:family="paragraph" style:parent-style-name="Table_20_Contents">
      <style:text-properties fo:font-size="11pt" officeooo:paragraph-rsid="00228a9e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047028" officeooo:paragraph-rsid="00228a9e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10d609" officeooo:paragraph-rsid="00228a9e"/>
    </style:style>
    <style:style style:name="P14" style:family="paragraph" style:parent-style-name="Table_20_Contents">
      <style:paragraph-properties fo:text-align="center" style:justify-single-word="false"/>
      <style:text-properties officeooo:rsid="002748cf" officeooo:paragraph-rsid="002748cf"/>
    </style:style>
    <style:style style:name="P15" style:family="paragraph" style:parent-style-name="Table_20_Contents">
      <style:paragraph-properties fo:line-height="150%" style:writing-mode="page"/>
      <style:text-properties fo:font-size="12pt" officeooo:rsid="00047028" officeooo:paragraph-rsid="00228a9e" style:font-size-asian="12pt" style:font-size-complex="12pt"/>
    </style:style>
    <style:style style:name="P16" style:family="paragraph" style:parent-style-name="Table_20_Contents">
      <style:paragraph-properties fo:line-height="150%" style:writing-mode="page"/>
      <style:text-properties fo:font-size="12pt" officeooo:rsid="00047028" officeooo:paragraph-rsid="0029a834" style:font-size-asian="12pt" style:font-size-complex="12pt"/>
    </style:style>
    <style:style style:name="P17" style:family="paragraph" style:parent-style-name="Table_20_Contents">
      <style:paragraph-properties fo:line-height="150%" style:writing-mode="page"/>
      <style:text-properties fo:font-size="10pt" officeooo:rsid="00047028" officeooo:paragraph-rsid="00228a9e" style:font-size-asian="10pt" style:font-size-complex="10pt"/>
    </style:style>
    <style:style style:name="P18" style:family="paragraph" style:parent-style-name="Standard">
      <style:text-properties fo:font-size="10pt" fo:font-style="normal" fo:font-weight="bold" officeooo:rsid="0027e174" officeooo:paragraph-rsid="0027e174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text-properties fo:font-size="10pt" fo:font-style="normal" fo:font-weight="normal" officeooo:rsid="0027e174" officeooo:paragraph-rsid="0027e174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2e5cfa" officeooo:paragraph-rsid="002e5cf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1" style:family="paragraph" style:parent-style-name="Standard">
      <style:text-properties fo:font-style="normal" fo:font-weight="bold" officeooo:rsid="00320660" officeooo:paragraph-rsid="00320660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27e174" officeooo:paragraph-rsid="00338f91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3023f6" officeooo:paragraph-rsid="003023f6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0e438b" officeooo:paragraph-rsid="0029a834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0e438b" officeooo:paragraph-rsid="00320660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32d25c" officeooo:paragraph-rsid="0032d25c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9a834" officeooo:paragraph-rsid="0029a834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023f6" officeooo:paragraph-rsid="003023f6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1c693" officeooo:paragraph-rsid="0031c693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20660" officeooo:paragraph-rsid="00320660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2d25c" officeooo:paragraph-rsid="0032d25c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38f91" officeooo:paragraph-rsid="00338f91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46009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46009" officeooo:paragraph-rsid="00338f91" style:font-name-asian="Calibri" style:font-size-asian="11pt" style:font-style-asian="normal" style:font-name-complex="Calibri" style:font-size-complex="11pt" style:font-style-complex="normal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2c5cd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36" style:family="paragraph" style:parent-style-name="Table_20_Contents">
      <style:paragraph-properties fo:line-height="115%" style:writing-mode="page"/>
      <style:text-properties fo:font-size="11pt" officeooo:rsid="00047028" officeooo:paragraph-rsid="002c6330" style:font-size-asian="11pt" style:font-size-complex="11pt"/>
    </style:style>
    <style:style style:name="P37" style:family="paragraph" style:parent-style-name="Table_20_Contents">
      <style:paragraph-properties fo:line-height="115%" style:writing-mode="page"/>
      <style:text-properties fo:font-size="11pt" officeooo:paragraph-rsid="00338f91" style:font-size-asian="11pt" style:font-size-complex="11pt"/>
    </style:style>
    <style:style style:name="P38" style:family="paragraph" style:parent-style-name="Table_20_Contents">
      <style:text-properties officeooo:rsid="00047028" officeooo:paragraph-rsid="00228a9e"/>
    </style:style>
    <style:style style:name="P39" style:family="paragraph" style:parent-style-name="Table_20_Contents">
      <style:text-properties officeooo:rsid="00047028" officeooo:paragraph-rsid="00320660"/>
    </style:style>
    <style:style style:name="P40" style:family="paragraph" style:parent-style-name="Table_20_Contents">
      <style:text-properties officeooo:rsid="00047028" officeooo:paragraph-rsid="0032d25c"/>
    </style:style>
    <style:style style:name="P41" style:family="paragraph" style:parent-style-name="Table_20_Contents">
      <style:text-properties fo:font-size="11pt" officeooo:rsid="00146009" officeooo:paragraph-rsid="00228a9e" style:font-size-asian="11pt" style:font-size-complex="11pt"/>
    </style:style>
    <style:style style:name="P42" style:family="paragraph" style:parent-style-name="Table_20_Contents">
      <style:text-properties fo:font-size="11pt" officeooo:rsid="000f91e2" officeooo:paragraph-rsid="00228a9e" style:font-size-asian="11pt" style:font-size-complex="11pt"/>
    </style:style>
    <style:style style:name="P43" style:family="paragraph" style:parent-style-name="Table_20_Contents">
      <style:text-properties fo:font-size="11pt" officeooo:rsid="00338f91" officeooo:paragraph-rsid="00338f91" style:font-size-asian="11pt" style:font-size-complex="11pt"/>
    </style:style>
    <style:style style:name="P44" style:family="paragraph" style:parent-style-name="Table_20_Contents">
      <style:paragraph-properties fo:margin-top="0cm" fo:margin-bottom="0cm" loext:contextual-spacing="false" fo:line-height="100%"/>
      <style:text-properties fo:font-size="11pt" officeooo:rsid="0015a38b" officeooo:paragraph-rsid="003023f6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028" style:font-weight-asian="bold" style:font-weight-complex="bold"/>
    </style:style>
    <style:style style:name="T3" style:family="text">
      <style:text-properties fo:font-weight="bold" officeooo:rsid="0029a834" style:font-weight-asian="bold" style:font-weight-complex="bold"/>
    </style:style>
    <style:style style:name="T4" style:family="text">
      <style:text-properties fo:font-weight="bold" officeooo:rsid="002c6330" style:font-weight-asian="bold" style:font-weight-complex="bold"/>
    </style:style>
    <style:style style:name="T5" style:family="text">
      <style:text-properties officeooo:rsid="00047028"/>
    </style:style>
    <style:style style:name="T6" style:family="text">
      <style:text-properties officeooo:rsid="0019069a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2cfef" style:font-size-asian="10pt" style:font-size-complex="10pt"/>
    </style:style>
    <style:style style:name="T9" style:family="text">
      <style:text-properties officeooo:rsid="002c6330"/>
    </style:style>
    <style:style style:name="T10" style:family="text">
      <style:text-properties officeooo:rsid="002e5cfa"/>
    </style:style>
    <style:style style:name="T11" style:family="text">
      <style:text-properties officeooo:rsid="003023f6"/>
    </style:style>
    <style:style style:name="T12" style:family="text">
      <style:text-properties officeooo:rsid="0031c693"/>
    </style:style>
    <style:style style:name="T13" style:family="text">
      <style:text-properties officeooo:rsid="00320660"/>
    </style:style>
    <style:style style:name="T14" style:family="text">
      <style:text-properties officeooo:rsid="0032d25c"/>
    </style:style>
    <style:style style:name="T15" style:family="text">
      <style:text-properties officeooo:rsid="00338f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table:number-columns-spanned="5" office:value-type="string">
            <text:p text:style-name="P12"><text:span text:style-name="T6">F</text:span>ICHE DE PRÉPAR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6" office:value-type="string">
            <text:p text:style-name="P17"><text:span text:style-name="T1">Classe</text:span> :<text:span text:style-name="T9">5e</text:span></text:p>
          </table:table-cell>
          <table:table-cell table:style-name="Tableau3.B2" table:number-columns-spanned="3" office:value-type="string">
            <text:p text:style-name="P16"><text:span text:style-name="T1">Titre </text:span>: <text:span text:style-name="T9">Carré magique</text:span></text:p>
          </table:table-cell>
          <table:covered-table-cell/>
          <table:covered-table-cell/>
          <table:table-cell table:style-name="Tableau3.E2" office:value-type="string">
            <text:p text:style-name="P15"><text:span text:style-name="T1">Séance </text:span><text:span text:style-name="T3">n°</text:span><text:span text:style-name="T4">1</text:span></text:p>
          </table:table-cell>
        </table:table-row>
        <table:table-row>
          <table:table-cell table:style-name="Tableau3.A3" table:number-columns-spanned="5" office:value-type="string">
            <text:p text:style-name="P36"><text:span text:style-name="T4">C</text:span><text:span text:style-name="T1">ompétences travaillées</text:span> : <text:span text:style-name="T9">compter, nombres pairs/impairs</text:span></text:p>
            <text:p text:style-name="P37"><text:span text:style-name="T2">Objectifs </text:span><text:span text:style-name="T5">: comprendre le principe de codes correcteurs d’erreur, </text:span><text:s/><text:span text:style-name="T9">introduction au codage <text:s/>des informations en ‘bits’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2" office:value-type="string">
            <text:p text:style-name="P6">DÉROULEMENT</text:p>
          </table:table-cell>
          <table:covered-table-cell/>
          <table:table-cell table:style-name="Tableau3.C4" office:value-type="string">
            <text:p text:style-name="P13">TACHE DE L’ÉLÈVE</text:p>
            <text:p text:style-name="P14">attendue/supposée</text:p>
          </table:table-cell>
          <table:table-cell table:style-name="Tableau3.D4" office:value-type="string">
            <text:p text:style-name="P6">MATÉRIEL</text:p>
          </table:table-cell>
          <table:table-cell table:style-name="Tableau3.E4" office:value-type="string">
            <text:p text:style-name="P6">NOTES</text:p>
          </table:table-cell>
        </table:table-row>
        <table:table-row>
          <table:table-cell table:style-name="Tableau3.A6" office:value-type="string">
            <text:p text:style-name="P39"><text:span text:style-name="T1">Temps </text:span>: <text:span text:style-name="T10">5min</text:span></text:p>
          </table:table-cell>
          <table:table-cell table:style-name="Tableau3.B6" office:value-type="string">
            <text:p text:style-name="P21"><text:span text:style-name="T7">Installation des élèves</text:span></text:p>
          </table:table-cell>
          <table:table-cell table:style-name="Tableau3.C6" office:value-type="string">
            <text:p text:style-name="P20"/>
          </table:table-cell>
          <table:table-cell table:style-name="Tableau3.D6" office:value-type="string">
            <text:p text:style-name="P10"/>
          </table:table-cell>
          <table:table-cell table:style-name="Tableau3.E6" office:value-type="string">
            <text:p text:style-name="P5"/>
          </table:table-cell>
        </table:table-row>
        <table:table-row>
          <table:table-cell table:style-name="Tableau3.A6" office:value-type="string">
            <text:p text:style-name="P7"><text:span text:style-name="T1">Temps </text:span>: <text:span text:style-name="T10">5min</text:span></text:p>
          </table:table-cell>
          <table:table-cell table:style-name="Tableau3.B6" office:value-type="string">
            <text:p text:style-name="P2"><text:span text:style-name="T8">P</text:span><text:span text:style-name="T7">résentation et explication de l’activité</text:span></text:p>
            <text:p text:style-name="P18">Phase orale</text:p>
            <text:p text:style-name="P19"><text:span text:style-name="T10">Présentation des intervenants. </text:span>L’activité est expliquée aux élèves, <text:span text:style-name="T10">un « tour de magie » va être réalisé en lien avec l’informatique. Les élèves auront éventuellement la possibilité de le reproduire en fin de séance. </text:span></text:p>
          </table:table-cell>
          <table:table-cell table:style-name="Tableau3.C6" office:value-type="string">
            <text:p text:style-name="P20"/>
          </table:table-cell>
          <table:table-cell table:style-name="Tableau3.D6" office:value-type="string">
            <text:p text:style-name="P10"/>
          </table:table-cell>
          <table:table-cell table:style-name="Tableau3.E6" office:value-type="string">
            <text:p text:style-name="P5"/>
          </table:table-cell>
        </table:table-row>
        <table:table-row>
          <table:table-cell table:style-name="Tableau3.A8" office:value-type="string">
            <text:p text:style-name="P7"><text:span text:style-name="T1">Temps </text:span>: <text:span text:style-name="T11">5min</text:span></text:p>
          </table:table-cell>
          <table:table-cell table:style-name="Tableau3.B8" office:value-type="string">
            <text:p text:style-name="P23">Présentation globale : en deux groupes</text:p>
            <text:p text:style-name="P28">Les intervenants réalisent le tour deux par deux aux deux moitiés de la classe.</text:p>
          </table:table-cell>
          <table:table-cell table:style-name="Tableau3.C8" office:value-type="string">
            <text:p text:style-name="P4">- <text:span text:style-name="T11">Observer</text:span></text:p>
          </table:table-cell>
          <table:table-cell table:style-name="Tableau3.D8" office:value-type="string">
            <text:p text:style-name="P8">- <text:span text:style-name="T11">Carreaux noirs et blancs pour grille 6x6</text:span></text:p>
          </table:table-cell>
          <table:table-cell table:style-name="Tableau3.E8" office:value-type="string">
            <text:p text:style-name="P8"/>
          </table:table-cell>
        </table:table-row>
        <table:table-row>
          <table:table-cell table:style-name="Tableau3.A8" office:value-type="string">
            <text:p text:style-name="P7"><text:span text:style-name="T1">Temps </text:span>: <text:span text:style-name="T11">5min</text:span></text:p>
          </table:table-cell>
          <table:table-cell table:style-name="Tableau3.B8" office:value-type="string">
            <text:p text:style-name="P23">Réalisation par îlots : en îlots de 6</text:p>
            <text:p text:style-name="P28">Convaincre les élèves qu’il n’y a pas de « triche » en les faisant réaliser le quadrillage initial, puis en passant résoudre le problème.</text:p>
          </table:table-cell>
          <table:table-cell table:style-name="Tableau3.C8" office:value-type="string">
            <text:p text:style-name="P3">- <text:span text:style-name="T11">Observer</text:span></text:p>
            <text:p text:style-name="P3">- <text:span text:style-name="T11">Réaliser le quadrillage initial 5x5</text:span></text:p>
            <text:p text:style-name="P3">- <text:span text:style-name="T11">Cacher le « trésor »</text:span></text:p>
          </table:table-cell>
          <table:table-cell table:style-name="Tableau3.D8" office:value-type="string">
            <text:p text:style-name="P44">- <text:span text:style-name="T11">Carreaux noirs et blancs pour grille 6x6</text:span></text:p>
          </table:table-cell>
          <table:table-cell table:style-name="Tableau3.E8" office:value-type="string">
            <text:p text:style-name="P11"/>
          </table:table-cell>
        </table:table-row>
        <table:table-row>
          <table:table-cell table:style-name="Tableau3.A9" office:value-type="string">
            <text:p text:style-name="P7"><text:span text:style-name="T1">Temps </text:span>: <text:span text:style-name="T11">10min</text:span></text:p>
          </table:table-cell>
          <table:table-cell table:style-name="Tableau3.B9" office:value-type="string">
            <text:p text:style-name="P24"><text:span text:style-name="T11">Réflexion : en îlots de 6</text:span> </text:p>
            <text:p text:style-name="P29">Les élèves sont questionnés sur la façon dont ils pensent que le tour fonctionne. Indice : l’assistant n’est pas vraiment là pour gêner le magicien. Comment l’intervention de l’assistant pourrait aider le magicien ? </text:p>
            <text:p text:style-name="P27"/>
          </table:table-cell>
          <table:table-cell table:style-name="Tableau3.C9" office:value-type="string">
            <text:p text:style-name="P3">- <text:span text:style-name="T12">Observer</text:span></text:p>
            <text:p text:style-name="P3">- <text:span text:style-name="T12">Réfléchir au fonctionnement du tour</text:span></text:p>
            <text:p text:style-name="P3">- <text:span text:style-name="T12">Assimiler la nouvelle information : l’assistant aide le magicien</text:span></text:p>
          </table:table-cell>
          <table:table-cell table:style-name="Tableau3.D9" office:value-type="string">
            <text:p text:style-name="P44">- <text:span text:style-name="T11">Carreaux noirs et blancs pour grille 6x6</text:span></text:p>
          </table:table-cell>
          <table:table-cell table:style-name="Tableau3.E9" office:value-type="string">
            <text:p text:style-name="P9"/>
          </table:table-cell>
        </table:table-row>
        <table:table-row>
          <table:table-cell table:style-name="Tableau3.A10" office:value-type="string">
            <text:p text:style-name="P39"><text:span text:style-name="T1">Temps </text:span>: <text:span text:style-name="T14">5min</text:span></text:p>
          </table:table-cell>
          <table:table-cell table:style-name="Tableau3.B10" office:value-type="string">
            <text:p text:style-name="P25"><text:span text:style-name="T13">Explication : collectif</text:span></text:p>
            <text:p text:style-name="P22">Phase orale</text:p>
            <text:p text:style-name="P30">Rôle de la parité ? Les élèves sont guidés jusqu’à la solution.</text:p>
          </table:table-cell>
          <table:table-cell table:style-name="Tableau3.C10" office:value-type="string">
            <text:p text:style-name="P3">- <text:span text:style-name="T13">Écoute et analyse de la solution</text:span></text:p>
            <text:p text:style-name="P3">- <text:span text:style-name="T13">Interroger</text:span></text:p>
          </table:table-cell>
          <table:table-cell table:style-name="Tableau3.D10" office:value-type="string">
            <text:p text:style-name="P44"/>
          </table:table-cell>
          <table:table-cell table:style-name="Tableau3.E10" office:value-type="string">
            <text:p text:style-name="P9"/>
          </table:table-cell>
        </table:table-row>
        <table:table-row>
          <table:table-cell table:style-name="Tableau3.A11" office:value-type="string">
            <text:p text:style-name="P39"><text:span text:style-name="T1">Temps </text:span>: <text:span text:style-name="T13">10min</text:span></text:p>
          </table:table-cell>
          <table:table-cell table:style-name="Tableau3.B11" office:value-type="string">
            <text:p text:style-name="P25"><text:span text:style-name="T13">Reproduction : en îlots de 6, 3 magiciens et un public de 3</text:span></text:p>
            <text:p text:style-name="P31">Les élèves essayent de reproduire le tour au sein de leur groupe grâce aux explications données. En cas de soucis les intervenants sont à leur écoute.</text:p>
          </table:table-cell>
          <table:table-cell table:style-name="Tableau3.C11" office:value-type="string">
            <text:p text:style-name="P3">- <text:span text:style-name="T14">Reproduire la solution du tour</text:span></text:p>
            <text:p text:style-name="P3">- <text:span text:style-name="T14">Aider les camarades n’ayant pas tout compris</text:span></text:p>
          </table:table-cell>
          <table:table-cell table:style-name="Tableau3.D11" office:value-type="string">
            <text:p text:style-name="P44">- <text:span text:style-name="T11">Carreaux noirs et blancs pour grille 6x6</text:span></text:p>
          </table:table-cell>
          <table:table-cell table:style-name="Tableau3.E11" office:value-type="string">
            <text:p text:style-name="P9"/>
          </table:table-cell>
        </table:table-row>
        <table:table-row>
          <table:table-cell table:style-name="Tableau3.A12" office:value-type="string">
            <text:p text:style-name="P40"><text:span text:style-name="T1">Temps </text:span>: <text:span text:style-name="T13">10min</text:span></text:p>
          </table:table-cell>
          <table:table-cell table:style-name="Tableau3.B12" office:value-type="string">
            <text:p text:style-name="P26">Conclusion : <text:span text:style-name="T15">collectif</text:span></text:p>
            <text:p text:style-name="P31">En quoi cette activité relève du domaine de l’informatique.</text:p>
            <text:p text:style-name="P31">Principe de <text:span text:style-name="T15">codage en ‘bits‘, </text:span><text:s/>‘bits’ de parité et correction/détection d’erreurs.</text:p>
            <text:p text:style-name="P31">Exemple concrets : QR code… <text:span text:style-name="T15">capable de retrouver 30 % de l’info !</text:span></text:p>
            <text:p text:style-name="P32">Limite de notre code : détection de deux erreurs max et correction d’une erreur.</text:p>
          </table:table-cell>
          <table:table-cell table:style-name="Tableau3.C12" office:value-type="string">
            <text:p text:style-name="P34">- <text:span text:style-name="T15">Écouter</text:span></text:p>
            <text:p text:style-name="P34"><text:span text:style-name="T15">- Interroger </text:span></text:p>
          </table:table-cell>
          <table:table-cell table:style-name="Tableau3.D12" office:value-type="string">
            <text:p text:style-name="P44"/>
          </table:table-cell>
          <table:table-cell table:style-name="Tableau3.E12" office:value-type="string">
            <text:p text:style-name="P43">Insister sur le caractère informatique et non magique du tour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elle Quinson</meta:initial-creator>
    <meta:creation-date>2018-11-03T09:42:10.486037752</meta:creation-date>
    <dc:date>2019-02-14T11:16:47.325975600</dc:date>
    <meta:editing-duration>PT2H19M56S</meta:editing-duration>
    <meta:editing-cycles>18</meta:editing-cycles>
    <meta:generator>LibreOffice/5.1.6.2$Linux_X86_64 LibreOffice_project/10m0$Build-2</meta:generator>
    <meta:document-statistic meta:table-count="1" meta:image-count="0" meta:object-count="0" meta:page-count="1" meta:paragraph-count="57" meta:word-count="409" meta:character-count="2397" meta:non-whitespace-character-count="2037"/>
  </office:meta>
</office:document-meta>
</file>